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08H06M46.292051S" calcext:value-type="time">
            <text:p>1808:0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/>
          <table:table-cell table:formula="of:=IF([.G363]-[.F363] &gt; 0; [.G363]-[.F363]; 0)" office:value-type="time" office:time-value="PT00H00M00S" calcext:value-type="time">
            <text:p>00:00</text:p>
          </table:table-cell>
          <table:table-cell table:formula="of:=[.D363]+[.H363]" office:value-type="time" office:time-value="PT03H40M35.668S" calcext:value-type="time">
            <text:p>03:40</text:p>
          </table:table-cell>
          <table:table-cell table:style-name="ce3"/>
          <table:table-cell office:value-type="string" calcext:value-type="string">
            <text:p>Color differentiation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4]-[.B364] &gt; 0; [.C364]-[.B3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11H52M48.785S" calcext:value-type="time">
            <text:p>11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08:22:52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15T15:23:11.246000000</dc:date>
    <meta:editing-duration>P81DT5H6M26S</meta:editing-duration>
    <meta:editing-cycles>2144</meta:editing-cycles>
    <meta:generator>LibreOffice/7.2.6.2$Windows_X86_64 LibreOffice_project/b0ec3a565991f7569a5a7f5d24fed7f52653d754</meta:generator>
    <dc:creator>Benjamin Laws</dc:creator>
    <meta:document-statistic meta:table-count="2" meta:cell-count="2648" meta:object-count="0"/>
  </office:meta>
</office:document-meta>
</file>